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PrecedenceComparatorTests.createAspectJAfterThrowingAdvice( int advisorOrder , int adviceDeclarationOrd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Tests.createSpringAOPBeforeAdvice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PrecedenceComparatorTests.createAspectJAroundAdvice( int advisorOrder , int adviceDeclarationOrd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Tests.testSameAdvisorPrecedenceDifferentAspectNo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testLowerAdvisorPrecedence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createAspectJAfterReturningAdvice( int advisorOrder , int adviceDeclarationOrd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Tests.testLowerAdvisorPrecedenceNo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createAspectJAfterAdvice( int advisorOrder , int adviceDeclarationOrd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Tests.createAspectJAdvice( int advisorOrder , int adviceDeclarationOrder , String aspectName , AbstractAspectJ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PrecedenceComparatorTests.testHigherAdvisorPrecedenceNo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createAspectJBeforeAdvice( int advisorOrder , int adviceDeclarationOrd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Tests.createSpringAOPAfterAdvice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PrecedenceComparatorTests.testSameAdvisorPrecedenceDifferentAspect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testSameAspectNo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testHigherAdvisorPrecedence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PrecedenceComparatorTests.testSameAspect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PrecedenceComparatorTests.testSameAspectOneOf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